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F000001D0DF7C5F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marker-end="Arrowheads_20_1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0pt" style:font-size-asian="10pt" style:font-size-complex="10pt"/>
    </style:style>
    <style:style style:name="T1" style:family="text">
      <style:text-properties fo:color="#ff00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321cm" svg:x="1cm" svg:y="9.309cm">
          <draw:image xlink:href="Pictures/10000201000003CF000001D0DF7C5F0E.png" xlink:type="simple" xlink:show="embed" xlink:actuate="onLoad">
            <text:p/>
          </draw:image>
        </draw:frame>
        <draw:line draw:style-name="gr2" draw:text-style-name="P1" draw:layer="layout" svg:x1="2.07cm" svg:y1="12.708cm" svg:x2="1.435cm" svg:y2="11.895cm">
          <text:p/>
        </draw:line>
        <draw:frame draw:style-name="gr3" draw:text-style-name="P2" draw:layer="layout" svg:width="3.753cm" svg:height="1.029cm" svg:x="1.1cm" svg:y="12.765cm">
          <draw:text-box>
            <text:p><text:span text:style-name="T1">Open compound</text:span></text:p>
            <text:p><text:span text:style-name="T1">in Compound Viewer</text:span></text:p>
          </draw:text-box>
        </draw:frame>
        <draw:line draw:style-name="gr2" draw:text-style-name="P1" draw:layer="layout" svg:x1="11.36cm" svg:y1="14.768cm" svg:x2="12.376cm" svg:y2="14.235cm">
          <text:p/>
        </draw:line>
        <draw:frame draw:style-name="gr4" draw:text-style-name="P2" draw:layer="layout" svg:width="2.136cm" svg:height="1.029cm" svg:x="10.09cm" svg:y="14.77cm">
          <draw:text-box>
            <text:p text:style-name="P2"><text:span text:style-name="T1">Load map</text:span></text:p>
            <text:p text:style-name="P2"><text:span text:style-name="T1">in Map tab</text:span></text:p>
          </draw:text-box>
        </draw:frame>
        <draw:line draw:style-name="gr2" draw:text-style-name="P1" draw:layer="layout" svg:x1="16.04cm" svg:y1="12.43cm" svg:x2="14.77cm" svg:y2="11.795cm">
          <text:p/>
        </draw:line>
        <draw:frame draw:style-name="gr3" draw:text-style-name="P2" draw:layer="layout" svg:width="2.627cm" svg:height="1.029cm" svg:x="15.54cm" svg:y="12.377cm">
          <draw:text-box>
            <text:p><text:span text:style-name="T1">Open KEGG</text:span></text:p>
            <text:p><text:span text:style-name="T1">reaction p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6-08T15:00:57.47</dc:date>
    <dc:creator>Paul Frybarger</dc:creator>
    <meta:document-statistic meta:object-count="7"/>
    <meta:generator>OpenOffice.org/3.2$Win32 OpenOffice.org_project/320m12$Build-9483</meta:generator>
  </office:meta>
</office:document-meta>
</file>